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A0000002558AAE311.png" manifest:media-type="image/png"/>
  <manifest:file-entry manifest:full-path="Pictures/1000033F00000CA4000003DCD03A4498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width="3.237cm" svg:height="0.988cm" draw:z-index="0">
        <draw:image xlink:href="Pictures/1000033F00000CA4000003DCD03A4498.svg" xlink:type="simple" xlink:show="embed" xlink:actuate="onLoad"/>
        <draw:image xlink:href="Pictures/100002010000007A0000002558AAE311.png" xlink:type="simple" xlink:show="embed" xlink:actuate="onLoad"/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09-05T09:52:11.887442358</meta:creation-date>
    <dc:date>2014-09-05T09:52:35.456178407</dc:date>
    <dc:creator>Miklos Vajna</dc:creator>
    <meta:editing-duration>PT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4.4.0.0.alpha0$Linux_X86_64 LibreOffice_project/403e77d16da320cb8b6995a8cda012c8100c5472</meta:generator>
  </office:meta>
</office:document-meta>
</file>